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b6e" officeooo:paragraph-rsid="0009fb6e"/>
    </style:style>
    <style:style style:name="P2" style:family="paragraph" style:parent-style-name="Standard">
      <style:text-properties officeooo:rsid="000ea9cb" officeooo:paragraph-rsid="000ea9cb"/>
    </style:style>
    <style:style style:name="P3" style:family="paragraph" style:parent-style-name="Standard">
      <style:text-properties officeooo:rsid="000f855a" officeooo:paragraph-rsid="000f855a"/>
    </style:style>
    <style:style style:name="P4" style:family="paragraph" style:parent-style-name="Standard">
      <style:text-properties officeooo:rsid="00115b1e" officeooo:paragraph-rsid="00115b1e"/>
    </style:style>
    <style:style style:name="P5" style:family="paragraph" style:parent-style-name="Standard">
      <style:text-properties officeooo:rsid="001178f6" officeooo:paragraph-rsid="001178f6"/>
    </style:style>
    <style:style style:name="P6" style:family="paragraph" style:parent-style-name="Standard">
      <style:text-properties officeooo:rsid="0012b668" officeooo:paragraph-rsid="0012b668"/>
    </style:style>
    <style:style style:name="P7" style:family="paragraph" style:parent-style-name="Standard">
      <style:text-properties officeooo:rsid="00140992" officeooo:paragraph-rsid="00140992"/>
    </style:style>
    <style:style style:name="P8" style:family="paragraph" style:parent-style-name="Standard">
      <style:text-properties officeooo:rsid="00157850" officeooo:paragraph-rsid="00157850"/>
    </style:style>
    <style:style style:name="P9" style:family="paragraph" style:parent-style-name="Standard">
      <style:text-properties officeooo:rsid="0016e439" officeooo:paragraph-rsid="0016e439"/>
    </style:style>
    <style:style style:name="P10" style:family="paragraph" style:parent-style-name="Standard">
      <style:text-properties officeooo:rsid="001777cd" officeooo:paragraph-rsid="001777cd"/>
    </style:style>
    <style:style style:name="P11" style:family="paragraph" style:parent-style-name="Standard">
      <style:text-properties officeooo:rsid="0018ce8e" officeooo:paragraph-rsid="0018ce8e"/>
    </style:style>
    <style:style style:name="P12" style:family="paragraph" style:parent-style-name="Standard">
      <style:text-properties officeooo:rsid="0018ce8e" officeooo:paragraph-rsid="0018ce8e"/>
    </style:style>
    <style:style style:name="P13" style:family="paragraph" style:parent-style-name="Standard">
      <style:text-properties officeooo:rsid="001dc3e4" officeooo:paragraph-rsid="001dc3e4"/>
    </style:style>
    <style:style style:name="T1" style:family="text">
      <style:text-properties officeooo:rsid="00154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пакет aptitude нужен для удобной скачки различных пакетов он выполняет ту же самую функцию, что и апт-гет</text:p>
      <text:p text:style-name="P2"/>
      <text:p text:style-name="P2">sudo aptitude safe-upgrade — это функция для обновления всех пакетов на вашем пк, но только с тем условием, что ничего не пострадает</text:p>
      <text:p text:style-name="P2"/>
      <text:p text:style-name="P3">echo $&lt;ИМЯ ПЕРЕМЕННОЙ&gt; - вывести значение переменной окружения </text:p>
      <text:p text:style-name="P3"/>
      <text:p text:style-name="P4">то в какой директории мы находимся показывается до знака <text:s/>$ обычно это ~</text:p>
      <text:p text:style-name="P5">чтобы узнать в какой директории мы щас находимся надо ввести pwd</text:p>
      <text:p text:style-name="P6"/>
      <text:p text:style-name="P7">чтобы копировать какой-либо файл нужно написать</text:p>
      <text:p text:style-name="P7">cp &lt;<text:span text:style-name="T1">файл1</text:span>&gt; &lt;<text:span text:style-name="T1">файл2</text:span>&gt; - <text:span text:style-name="T1">скопировать файл1 в файл2</text:span> </text:p>
      <text:p text:style-name="P8">cp -r &lt;файл1&gt; &lt;файл2&gt; - скопировать содержимое файла 1 в файл 2(используется для папок)</text:p>
      <text:p text:style-name="P9">mv &lt;файл&gt; &lt;название&gt; - чтобы переименовать файл </text:p>
      <text:p text:style-name="P9">mv &lt;файл&gt; &lt;папка&gt;/ - перенести файл в папку (слэш обязателен)</text:p>
      <text:p text:style-name="P10">rm &lt;путь к файлу&gt; - удалить файл</text:p>
      <text:p text:style-name="P10"/>
      <text:p text:style-name="P11">чтобы получить доступ к скрытым папкам из графического проводника надо нажать ctrl + h</text:p>
      <text:p text:style-name="P11"/>
      <text:p text:style-name="P13">service &lt;&gt; - получить доступ к приложению в ubuntu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12:54:31.723134747</meta:creation-date>
    <dc:date>2020-07-03T14:52:05.166517650</dc:date>
    <meta:editing-duration>PT59M8S</meta:editing-duration>
    <meta:editing-cycles>17</meta:editing-cycles>
    <meta:generator>LibreOffice/6.4.3.2$Linux_X86_64 LibreOffice_project/40$Build-2</meta:generator>
    <meta:document-statistic meta:table-count="0" meta:image-count="0" meta:object-count="0" meta:page-count="1" meta:paragraph-count="13" meta:word-count="145" meta:character-count="894" meta:non-whitespace-character-count="757"/>
  </office:meta>
</office:document-meta>
</file>